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3.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">
      <style:paragraph-properties fo:margin-left="1.3701in" fo:margin-right="0in" fo:text-indent="0in" style:auto-text-indent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sure Sensor [component]</text:p>
      <text:p text:style-name="Standard">Test Case: 1.1001 Sensing presence or lack of pressure</text:p>
      <text:p text:style-name="Standard">This test ensures that the component and wiring can determine the presence or lack of pressure.</text:p>
      <text:p text:style-name="Standard"/>
      <text:p text:style-name="Standard">Procedur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Push on the pressure sensor</text:p>
          </table:table-cell>
          <table:table-cell table:style-name="Table1.B1" office:value-type="string">
            <text:p text:style-name="Table_20_Contents">Current flows through to uC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uC lights up LED connected to separate pin</text:p>
          </table:table-cell>
        </table:table-row>
        <table:table-row>
          <table:table-cell table:style-name="Table1.A2" office:value-type="string">
            <text:p text:style-name="Table_20_Contents">Release force on pressure sensor</text:p>
          </table:table-cell>
          <table:table-cell table:style-name="Table1.B2" office:value-type="string">
            <text:p text:style-name="Table_20_Contents">Current stops flow, or lower flow, to uC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uC turns off LED connected to same pin</text:p>
          </table:table-cell>
        </table:table-row>
      </table:table>
      <text:p text:style-name="Standard"><text:s/>Pass/trials: 20/20</text:p>
      <text:p text:style-name="Standard"/>
      <text:p text:style-name="Standard">Pressure Sensor [component]</text:p>
      <text:p text:style-name="Standard">Test Case: 1.1002 Accuracy of Pressure ( it should detect varying pressure accuracies)</text:p>
      <text:p text:style-name="Standard">This test ensures that the component is sending an analog signal so that the aref is used for the varying pressures.</text:p>
      <text:p text:style-name="Standard"/>
      <text:p text:style-name="Standard">Prerequisite tests: Test Case: 1.1001 Sensing Presence or Lack of Pressure</text:p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The uC is wired such that port A has 8 LEDs attached and outputs the pressure value on port A. <text:s/>Port B has the pressure sensor is properly wired to it.</text:p>
          </table:table-cell>
          <table:table-cell table:style-name="Table2.B1" office:value-type="string">
            <text:p text:style-name="Table_20_Contents">The system is ready for the test.</text:p>
          </table:table-cell>
        </table:table-row>
        <table:table-row>
          <table:table-cell table:style-name="Table2.A2" office:value-type="string">
            <text:p text:style-name="Table_20_Contents">The pressure sensor has no pressure added.</text:p>
          </table:table-cell>
          <table:table-cell table:style-name="Table2.B2" office:value-type="string">
            <text:p text:style-name="Table_20_Contents">All LEDs are off.</text:p>
          </table:table-cell>
        </table:table-row>
        <table:table-row>
          <table:table-cell table:style-name="Table2.A2" office:value-type="string">
            <text:p text:style-name="Table_20_Contents">Light or soft pressure is added to the sensor.</text:p>
          </table:table-cell>
          <table:table-cell table:style-name="Table2.B2" office:value-type="string">
            <text:p text:style-name="Table_20_Contents">The first 1 to 4 LEDs turn on projecting its pressure value.</text:p>
          </table:table-cell>
        </table:table-row>
        <table:table-row>
          <table:table-cell table:style-name="Table2.A2" office:value-type="string">
            <text:p text:style-name="Table_20_Contents">Medium pressure is acted on the sensor.</text:p>
          </table:table-cell>
          <table:table-cell table:style-name="Table2.B2" office:value-type="string">
            <text:p text:style-name="Table_20_Contents">The fifth to eighth LEDs light up, but on the higher values, there are not that many lights on.</text:p>
          </table:table-cell>
        </table:table-row>
        <table:table-row>
          <table:table-cell table:style-name="Table2.A2" office:value-type="string">
            <text:p text:style-name="Table_20_Contents">Large pressure is acted on the sensor.</text:p>
          </table:table-cell>
          <table:table-cell table:style-name="Table2.B2" office:value-type="string">
            <text:p text:style-name="Table_20_Contents">Nearly all of the LEDs light up.</text:p>
          </table:table-cell>
        </table:table-row>
      </table:table>
      <text:p text:style-name="Standard"/>
      <text:p text:style-name="Standard">Pass/Trial: 10/10</text:p>
      <text:p text:style-name="Standard"/>
      <text:p text:style-name="Standard">Electromagnet [component]</text:p>
      <text:p text:style-name="Standard">Test Case: 2.1002 Necessary Electromagnetic Force </text:p>
      <text:p text:style-name="Standard">This test ensures that the electromagnet applies the enough force required.</text:p>
      <text:p text:style-name="Standard">Prerequisite Test(s): Test Case: 2.1001 Electromagnetic Force</text:p>
      <text:p text:style-name="P2">Test Case 3.1003 Electromagnetic Sensor</text:p>
      <text:p text:style-name="Standard"><text:s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Wire the electromagnet to the uC on Port B.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urn on the uC.</text:p>
          </table:table-cell>
          <table:table-cell table:style-name="Table3.B2" office:value-type="string">
            <text:p text:style-name="Table_20_Contents">The electromagnet turns on.</text:p>
          </table:table-cell>
        </table:table-row>
        <table:table-row>
          <table:table-cell table:style-name="Table3.A2" office:value-type="string">
            <text:p text:style-name="Table_20_Contents">The electromagnet is positioned an inch from a paper clip.</text:p>
          </table:table-cell>
          <table:table-cell table:style-name="Table3.B2" office:value-type="string">
            <text:p text:style-name="Table_20_Contents">The electromagnet picks up the paper clip.</text:p>
          </table:table-cell>
        </table:table-row>
      </table:table>
      <text:p text:style-name="Standard"><text:soft-page-break/>Pass/Trials: 10/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register-truth-ref-style-name="Text_20_body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c</meta:initial-creator>
    <meta:creation-date>2019-11-06T14:46:47.70</meta:creation-date>
    <dc:date>2019-11-06T17:34:12.81</dc:date>
    <dc:creator>r c</dc:creator>
    <meta:editing-duration>PT2H40M15S</meta:editing-duration>
    <meta:editing-cycles>11</meta:editing-cycles>
    <meta:generator>OpenOffice/4.1.6$Win32 OpenOffice.org_project/416m1$Build-9790</meta:generator>
    <meta:document-statistic meta:table-count="3" meta:image-count="0" meta:object-count="0" meta:page-count="2" meta:paragraph-count="38" meta:word-count="297" meta:character-count="1740"/>
  </office:meta>
</office:document-meta>
</file>